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opacity="50%" draw:textarea-horizontal-align="left" draw:textarea-vertical-align="top" draw:auto-grow-height="false" draw:shadow-opacity="50%"/>
    </style:style>
    <style:style style:name="gr2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4.9cm" svg:height="2.8cm" svg:x="12.8cm" svg:y="5.5cm">
          <text:p text:style-name="P1"><text:span text:style-name="T1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7.4cm" svg:y1="6.695cm" svg:x2="18.25cm" svg:y2="6.686cm" draw:start-shape="id1" draw:start-glue-point="1" draw:end-shape="id2" svg:d="M17400 6695l850-9" svg:viewBox="0 0 851 10">
          <text:p/>
        </draw:connector>
        <draw:frame draw:style-name="gr3" draw:layer="layout" svg:width="0.502cm" svg:height="1.195cm" svg:x="8cm" svg:y="19cm">
          <draw:text-box>
            <text:p/>
          </draw:text-box>
        </draw:frame>
        <draw:custom-shape draw:style-name="gr4" draw:text-style-name="P2" xml:id="id4" draw:id="id4" draw:layer="layout" svg:width="1.487cm" svg:height="0.809cm" svg:x="9.283cm" svg:y="1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1.487cm" svg:height="0.809cm" svg:x="8.013cm" svg:y="9.5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1.487cm" svg:height="0.809cm" svg:x="8.013cm" svg:y="7.2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1.487cm" svg:height="0.809cm" svg:x="10.557cm" svg:y="9.5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.756cm" svg:y1="10.309cm" svg:x2="10.026cm" svg:y2="11cm" draw:start-shape="id3" draw:start-glue-point="2" draw:end-shape="id4" draw:end-glue-point="0" svg:d="M8756 10309l1270 691" svg:viewBox="0 0 1271 692">
          <text:p/>
        </draw:connector>
        <draw:connector draw:style-name="gr2" draw:text-style-name="P3" draw:layer="layout" draw:type="line" svg:x1="11.3cm" svg:y1="10.309cm" svg:x2="10.026cm" svg:y2="11cm" draw:start-shape="id5" draw:start-glue-point="2" draw:end-shape="id4" draw:end-glue-point="0" svg:d="M11300 10309l-1274 691" svg:viewBox="0 0 1275 692">
          <text:p/>
        </draw:connector>
        <draw:custom-shape draw:style-name="gr4" draw:text-style-name="P2" draw:layer="layout" svg:width="2cm" svg:height="0.809cm" svg:x="13cm" svg:y="9.5cm">
          <text:p text:style-name="P1"><text:span text:style-name="T1">test-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809cm" svg:x="13.1cm" svg:y="7.3cm">
          <text:p text:style-name="P1"><text:span text:style-name="T1">classp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0.809cm" svg:x="14.1cm" svg:y="6.291cm">
          <text:p text:style-name="P1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1.5cm" svg:height="0.809cm" svg:x="15.9cm" svg:y="7.3cm">
          <text:p text:style-name="P1"><text:span text:style-name="T1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2cm" svg:height="0.809cm" svg:x="15.4cm" svg:y="6.291cm">
          <text:p text:style-name="P1"><text:span text:style-name="T1">w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5.25cm" svg:y1="8.3cm" svg:x2="8.756cm" svg:y2="9.5cm" draw:start-shape="id6" draw:start-glue-point="2" draw:end-shape="id3" draw:end-glue-point="0" svg:d="M15250 8300v600h-6494v600" svg:viewBox="0 0 6495 1201">
          <text:p/>
        </draw:connector>
        <draw:connector draw:style-name="gr5" draw:text-style-name="P4" draw:layer="layout" svg:x1="8.756cm" svg:y1="8.009cm" svg:x2="8.756cm" svg:y2="9.5cm" draw:start-shape="id7" draw:start-glue-point="2" draw:end-shape="id3" draw:end-glue-point="0" svg:d="M8756 8009v1491" svg:viewBox="0 0 1 1492">
          <text:p/>
        </draw:connector>
        <draw:connector draw:style-name="gr5" draw:text-style-name="P4" draw:layer="layout" svg:x1="15.25cm" svg:y1="8.3cm" svg:x2="11.3cm" svg:y2="9.5cm" draw:start-shape="id6" draw:start-glue-point="2" draw:end-shape="id5" draw:end-glue-point="0" svg:d="M15250 8300v600h-3950v600" svg:viewBox="0 0 3951 1201">
          <text:p/>
        </draw:connector>
        <draw:custom-shape draw:style-name="gr6" draw:text-style-name="P2" xml:id="id2" draw:id="id2" draw:layer="layout" svg:width="2.05cm" svg:height="0.809cm" svg:x="18.25cm" svg:y="6.282cm">
          <text:p text:style-name="P1"><text:span text:style-name="T1">w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" draw:id="id9" draw:layer="layout" svg:width="2.5cm" svg:height="0.809cm" svg:x="18.3cm" svg:y="7.291cm">
          <text:p text:style-name="P1"><text:span text:style-name="T1">http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7.4cm" svg:y1="7.704cm" svg:x2="18.3cm" svg:y2="7.695cm" draw:start-shape="id8" draw:start-glue-point="1" draw:end-shape="id9" draw:end-glue-point="3" svg:d="M17400 7704l900-9" svg:viewBox="0 0 901 10">
          <text:p/>
        </draw:connector>
        <draw:custom-shape draw:style-name="gr4" draw:text-style-name="P2" xml:id="id10" draw:id="id10" draw:layer="layout" svg:width="2.6cm" svg:height="1.3cm" svg:x="10cm" svg:y="7cm">
          <text:p text:style-name="P1"><text:span text:style-name="T1">connector</text:span><text:span text:style-name="T1"><text:line-break/></text:span><text:span text:style-name="T1">bas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1.3cm" svg:y1="8.3cm" svg:x2="11.3cm" svg:y2="9.5cm" draw:start-shape="id10" draw:start-glue-point="2" draw:end-shape="id5" draw:end-glue-point="0" svg:d="M11300 83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8-12-20T23:12:09</meta:creation-date>
    <dc:date>2016-05-08T19:41:01.553504355</dc:date>
    <meta:editing-cycles>52</meta:editing-cycles>
    <meta:editing-duration>PT13H5M32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